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</office:automatic-styles>
  <office:body>
    <office:text>
      <text:h text:style-name="Heading_20_1" text:outline-level="1">Mr. Hobson</text:h>
      <text:h text:style-name="Heading_20_2" text:outline-level="2">Jackson Witzke</text:h>
      <text:h text:style-name="Heading_20_3" text:outline-level="3">22nd June 2016</text:h>
      <text:p text:style-name="First_20_paragraph"><text:span text:style-name="T1">“I</text:span><text:span text:style-name="T2"> </text:span><text:span text:style-name="T3">believe</text:span><text:span text:style-name="T4"> </text:span><text:span text:style-name="T5">that</text:span><text:span text:style-name="T6"> </text:span><text:span text:style-name="T7">I</text:span><text:span text:style-name="T8"> </text:span><text:span text:style-name="T9">have</text:span><text:span text:style-name="T10"> </text:span><text:span text:style-name="T11">come</text:span><text:span text:style-name="T12"> </text:span><text:span text:style-name="T13">to</text:span><text:span text:style-name="T14"> </text:span><text:span text:style-name="T15">my</text:span><text:span text:style-name="T16"> </text:span><text:span text:style-name="T17">ultimate</text:span><text:span text:style-name="T18"> </text:span><text:span text:style-name="T19">conclusion</text:span><text:span text:style-name="T20"> </text:span><text:span text:style-name="T21">that</text:span><text:span text:style-name="T22"> </text:span><text:span text:style-name="T23">I</text:span><text:span text:style-name="T24"> </text:span><text:span text:style-name="T25">am</text:span><text:span text:style-name="T26"> </text:span><text:span text:style-name="T27">ready,</text:span><text:span text:style-name="T28"> </text:span><text:span text:style-name="T29">so</text:span><text:span text:style-name="T30"> </text:span><text:span text:style-name="T31">I</text:span><text:span text:style-name="T32"> </text:span><text:span text:style-name="T33">might</text:span><text:span text:style-name="T34"> </text:span><text:span text:style-name="T35">as</text:span><text:span text:style-name="T36"> </text:span><text:span text:style-name="T37">well</text:span><text:span text:style-name="T38"> </text:span><text:span text:style-name="T39">fare</text:span><text:span text:style-name="T40"> </text:span><text:span text:style-name="T41">in</text:span><text:span text:style-name="T42"> </text:span><text:span text:style-name="T43">the</text:span><text:span text:style-name="T44"> </text:span><text:span text:style-name="T45">joys</text:span><text:span text:style-name="T46"> </text:span><text:span text:style-name="T47">of</text:span><text:span text:style-name="T48"> </text:span><text:span text:style-name="T49">this</text:span><text:span text:style-name="T50"> </text:span><text:span text:style-name="T51">terribly</text:span><text:span text:style-name="T52"> </text:span><text:span text:style-name="T53">bleak</text:span><text:span text:style-name="T54"> </text:span><text:span text:style-name="T55">and</text:span><text:line-break/><text:span text:style-name="T56">tedious</text:span><text:span text:style-name="T57"> </text:span><text:span text:style-name="T58">day</text:span><text:span text:style-name="T59"> </text:span><text:span text:style-name="T60">for</text:span><text:span text:style-name="T61"> </text:span><text:span text:style-name="T62">it</text:span><text:span text:style-name="T63"> </text:span><text:span text:style-name="T64">is</text:span><text:span text:style-name="T65"> </text:span><text:span text:style-name="T66">the</text:span><text:span text:style-name="T67"> </text:span><text:span text:style-name="T68">same</text:span><text:span text:style-name="T69"> </text:span><text:span text:style-name="T70">as</text:span><text:span text:style-name="T71"> </text:span><text:span text:style-name="T72">the</text:span><text:span text:style-name="T73"> </text:span><text:span text:style-name="T74">last.”</text:span> <text:span text:style-name="T75">Mr.</text:span><text:span text:style-name="T76"> </text:span><text:span text:style-name="T77">Hobson</text:span> had a horrific problem of talking to himself, but he is a man of much<text:line-break/>imagination, and even though he would never admit it in order to maintain the negligible pride that remained, he believes he is his best<text:line-break/>form of entertainment. <text:span text:style-name="T78">Mr.</text:span><text:span text:style-name="T79"> </text:span><text:span text:style-name="T80">Hobson</text:span> a man of everything and a boy of nothing, perfectly matched the town at which he resides. A gilded<text:line-break/>man who always presents a feeble smile in public, always well mannered and pleasant, but no one can be so easily represented as a visual.<text:line-break/>After Mrs. Hobson had been diagnosed his veins thickened with booze. To <text:span text:style-name="T81">Mr.</text:span><text:span text:style-name="T82"> </text:span><text:span text:style-name="T83">Hobson</text:span>, she was the smell before rain, and he was the dark<text:line-break/>clouds coming to meet the warm summer drizzle.</text:p>
      <text:p text:style-name="Text_20_body"><text:span text:style-name="T84">Mr.</text:span><text:span text:style-name="T85"> </text:span><text:span text:style-name="T86">Hobson</text:span> after enduring the dreadful traffic that consistently persists day by day arrived back at his cold cottage of a home.<text:line-break/>Atticus, <text:span text:style-name="T87">Mr.</text:span><text:span text:style-name="T88"> </text:span><text:span text:style-name="T89">Hobson’s</text:span> Siberian husky that was as faithful as waves passing, and had eyes to match the ocean with a grey coat that accurately represents the storm that was brewing outside. Atticus proceeded to follow <text:span text:style-name="T90">Mr.</text:span><text:span text:style-name="T91"> </text:span><text:span text:style-name="T92">Hobson</text:span> as he grabbed a cup of water and a<text:line-break/>glass of scotch before he grabbed and lifted up the picture of him and Mrs. Hobson that had been taken nearly a decade ago. <text:span text:style-name="T93">Mr.</text:span><text:span text:style-name="T94"> </text:span><text:span text:style-name="T95">Hobson</text:span> gazed in wariness at their innocent and seemingly happy faces that were so utterly filled with love. He squinted back into his thoughts<text:line-break/>reflecting on how his time could have been different on this earth.</text:p>
      <text:p text:style-name="Text_20_body">To <text:span text:style-name="T96">Mr.</text:span><text:span text:style-name="T97"> </text:span><text:span text:style-name="T98">Hobson</text:span>, this one single picture seemed to provoke more wounding nostalgia than most men could handle in a lifetime, yet he<text:line-break/>stood there still as a brick, emotionless from the outside. Until he gives in and collapses on the couch, so he can reach for the scotch;<text:line-break/>however, as soon as he took a sip he spat out the liquor because nothing warm deserved to be in that house, and he decided he wanted to be<text:line-break/>sober for smell of the storm coming. A tear now started to linger around <text:span text:style-name="T99">Mr.</text:span><text:span text:style-name="T100"> </text:span><text:span text:style-name="T101">Hobson’</text:span>s eye, but with confidence and determination he<text:line-break/>swallowed his sadness and rose out of the couch. He put the picture back on the dark crisp granite counters. Before walking away <text:span text:style-name="T102">Mr.</text:span><text:line-break/><text:span text:style-name="T103">Hobson</text:span> tenderly rubbed the frame with his hand as if it were Mrs. Hobson head. This entire time Atticus had been staring up at <text:span text:style-name="T104">Mr.</text:span><text:line-break/><text:span text:style-name="T105">Hobson</text:span> with as much curiosity that a canine could possibly show, but <text:span text:style-name="T106">Mr.</text:span><text:span text:style-name="T107"> </text:span><text:span text:style-name="T108">Hobson</text:span> mistakenly thought this expression was one of hunger<text:line-break/>and gazed over at the dog food bowl.</text:p>
      <text:p text:style-name="Text_20_body">Never letting his gaze leave the floor, <text:span text:style-name="T109">Mr.</text:span><text:span text:style-name="T110"> </text:span><text:span text:style-name="T111">Hobson</text:span> saunters while dragging his feet over to the pantry and grabbed the standard<text:line-break/>serving for Atticus, but before he sets the food in the bowl he changed his mind and gives Atticus enough food to last about five days.<text:line-break/><text:span text:style-name="T112">“Surely,</text:span><text:span text:style-name="T113"> </text:span><text:span text:style-name="T114">five</text:span><text:span text:style-name="T115"> </text:span><text:span text:style-name="T116">days</text:span><text:span text:style-name="T117"> </text:span><text:span text:style-name="T118">will</text:span><text:span text:style-name="T119"> </text:span><text:span text:style-name="T120">be</text:span><text:span text:style-name="T121"> </text:span><text:span text:style-name="T122">enough”</text:span> <text:span text:style-name="T123">Mr.</text:span><text:span text:style-name="T124"> </text:span><text:span text:style-name="T125">Hobson</text:span> mumbled to himself. <text:span text:style-name="T126">“Surely…”</text:span></text:p>
      <text:p text:style-name="Text_20_body"><text:span text:style-name="T127">Mr.</text:span><text:span text:style-name="T128"> </text:span><text:span text:style-name="T129">Hobson</text:span> without hesitation leaned down and embraced Atticus in a wholehearted hug before getting up and gentle petting every hair<text:line-break/>on his back between in his gently shaking fingers. <text:span text:style-name="T130">Mr.</text:span><text:span text:style-name="T131"> </text:span><text:span text:style-name="T132">Hobson</text:span> propped open the back door with a cinder block that had been lying<text:line-break/>around for years. Atticus continue to gaze into <text:span text:style-name="T133">Mr.</text:span><text:span text:style-name="T134"> </text:span><text:span text:style-name="T135">Hobson’s</text:span> face now drawing his attention causing him to realize that the dog knew.</text:p>
      <text:p text:style-name="Text_20_body"><text:span text:style-name="T136">“Please</text:span><text:span text:style-name="T137"> </text:span><text:span text:style-name="T138">buddy,</text:span><text:span text:style-name="T139"> </text:span><text:span text:style-name="T140">do</text:span><text:span text:style-name="T141"> </text:span><text:span text:style-name="T142">not</text:span><text:span text:style-name="T143"> </text:span><text:span text:style-name="T144">look</text:span><text:span text:style-name="T145"> </text:span><text:span text:style-name="T146">at</text:span><text:span text:style-name="T147"> </text:span><text:span text:style-name="T148">me</text:span><text:span text:style-name="T149"> </text:span><text:span text:style-name="T150">like</text:span><text:span text:style-name="T151"> </text:span><text:span text:style-name="T152">that….</text:span><text:span text:style-name="T153"> </text:span><text:span text:style-name="T154">Be</text:span><text:span text:style-name="T155"> </text:span><text:span text:style-name="T156">a</text:span><text:span text:style-name="T157"> </text:span><text:span text:style-name="T158">good</text:span><text:span text:style-name="T159"> </text:span><text:span text:style-name="T160">boy</text:span><text:span text:style-name="T161"> </text:span><text:span text:style-name="T162">for</text:span><text:span text:style-name="T163"> </text:span><text:span text:style-name="T164">me.”</text:span> <text:span text:style-name="T165">Mr.</text:span><text:span text:style-name="T166"> </text:span><text:span text:style-name="T167">Hobson</text:span> was never the best at goodbyes. He thought that they<text:line-break/>were to cliché and belonged in a Shakespeare play. <text:span text:style-name="T168">Mr.</text:span><text:span text:style-name="T169"> </text:span><text:span text:style-name="T170">Hobson</text:span> always had more of a Bukowski philosophy on farewells. They should not<text:line-break/>happen.</text:p>
      <text:p text:style-name="Text_20_body">No longer dragging his feet he made his way over to the dinning room and hauled a chair across the deep red mahogany wood floors that where noticeably the most prestigious part of <text:span text:style-name="T171">Mr.</text:span><text:span text:style-name="T172"> </text:span><text:span text:style-name="T173">Hobson’s</text:span> house. He set the chair in the living room. The storm had finally reached<text:line-break/>the cottage and the aroma of rain began to linger around his nose. Surprisingly, the smell had only enhanced his confidence and <text:span text:style-name="T174">Mr.</text:span><text:line-break/><text:span text:style-name="T175">Hobson</text:span> climbed up the chair step by step. Looking around the room he saw every little artifact of the house that reminded him of Mrs.<text:line-break/>Hobson. The Dali print that hung about their fireplace that seemed to provide the perfect juxtaposition that Salvador himself could only<text:line-break/>dream of because the rest of the room was filled with black and brown, but that painting alone was enough to brighten up the room.</text:p>
      <text:p text:style-name="Text_20_body">Thunder then cracked throughout <text:span text:style-name="T176">Mr.</text:span><text:span text:style-name="T177"> </text:span><text:span text:style-name="T178">Hobson’s</text:span> head, removing him from the trance that the painting seemed to have put him under. <text:span text:style-name="T179">Mr.</text:span><text:line-break/><text:span text:style-name="T180">Hobson</text:span> then swallowed deeply and continued the task at hand feeling every bristle around his neck. It had never dawned on him that the<text:line-break/>bristles would be so itchy, and annoying, but yet they seemed to bring about a hint of satisfaction to him. <text:span text:style-name="T181">Mr.</text:span><text:span text:style-name="T182"> </text:span><text:span text:style-name="T183">Hobson</text:span> felt the loose<text:line-break/>strands more intensely as he pulled down tighter. He glanced over at Atticus who seemed to nod his head in approval causing <text:span text:style-name="T184">Mr.</text:span><text:span text:style-name="T185"> </text:span><text:span text:style-name="T186">Hobson</text:span><text:line-break/>to nod in agreement as if to let Atticus now it will all be fine.</text:p>
      <text:p text:style-name="Text_20_body"><text:span text:style-name="T187">Mr.</text:span><text:span text:style-name="T188"> </text:span><text:span text:style-name="T189">Hobson</text:span> then peered over at the picture one last time, thinking of Mrs. Hobson’s intoxicating laugh,</text:p>
      <text:h text:style-name="Heading_20_5" text:outline-level="5">and</text:h>
      <text:h text:style-name="Heading_20_4" text:outline-level="4">took</text:h>
      <text:h text:style-name="Heading_20_3" text:outline-level="3">his</text:h>
      <text:h text:style-name="Heading_20_2" text:outline-level="2">leap</text:h>
      <text:h text:style-name="Heading_20_2" text:outline-level="2">of</text:h>
      <text:h text:style-name="Heading_20_1" text:outline-level="1">faith.</text:h>
      <text:h text:style-name="Heading_20_5" text:outline-level="5">The End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